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MPIRE CAYRA, FELICIANO FAUS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40094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MPIRE CAYRA, FELICIANO FAUS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40094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4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40</text:p>
          </table:table-cell>
          <table:table-cell table:style-name="Tableau1.D2" office:value-type="string">
            <text:p text:style-name="P13">2000</text:p>
            <text:p text:style-name="P12"/>
          </table:table-cell>
        </table:table-row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40</text:p>
          </table:table-cell>
          <table:table-cell table:style-name="Tableau1.D2" office:value-type="string">
            <text:p text:style-name="P13">20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0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1/09/2021</text:p>
          </table:table-cell>
          <table:table-cell table:style-name="Tabla2.A2" office:value-type="string">
            <text:p text:style-name="P9">73374971</text:p>
          </table:table-cell>
          <table:table-cell table:style-name="Tabla2.A2" office:value-type="string">
            <text:p text:style-name="P9">20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ROBERT CARRASC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5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6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22:29:4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